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104cm"/>
    </style:style>
    <style:style style:name="co2" style:family="table-column">
      <style:table-column-properties fo:break-before="auto" style:column-width="1.79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1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1pt" style:language-asian="zh" style:country-asian="CN" style:font-style-asian="normal" style:font-weight-asian="normal" style:font-name-complex="Noto Sans Arabic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0a933" style:text-align-source="fix" style:repeat-content="false" fo:wrap-option="wrap"/>
      <style:paragraph-properties fo:text-align="center" fo:margin-left="0cm"/>
      <style:text-properties fo:color="#ffffff" style:text-outline="false" style:text-line-through-style="none" style:text-line-through-type="none" style:font-name="Liberation Serif" fo:font-size="11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Cantarell" style:font-size-asian="11pt" style:language-asian="zh" style:country-asian="CN" style:font-style-asian="normal" style:font-weight-asian="bold" style:font-name-complex="Noto Sans Arabic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0000" style:text-align-source="fix" style:repeat-content="false" fo:wrap-option="wrap"/>
      <style:paragraph-properties fo:text-align="center" fo:margin-left="0cm"/>
      <style:text-properties fo:color="#ffffff" style:text-outline="false" style:text-line-through-style="none" style:text-line-through-type="none" style:font-name="Liberation Serif" fo:font-size="11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Cantarell" style:font-size-asian="11pt" style:language-asian="zh" style:country-asian="CN" style:font-style-asian="normal" style:font-weight-asian="bold" style:font-name-complex="Noto Sans Arabic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2" table:default-cell-style-name="ce3"/>
        <table:table-column table:style-name="co2" table:default-cell-style-name="ce4"/>
        <table:table-column table:style-name="co3" table:default-cell-style-name="ce4"/>
        <table:table-row table:style-name="ro1"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Local</text:p>
          </table:table-cell>
          <table:table-cell table:style-name="ce1" office:value-type="string" calcext:value-type="string">
            <text:p>Ollama</text:p>
          </table:table-cell>
          <table:table-cell table:style-name="ce1" office:value-type="string" calcext:value-type="string">
            <text:p>OpenAI</text:p>
          </table:table-cell>
          <table:table-cell table:style-name="ce1" office:value-type="string" calcext:value-type="string">
            <text:p>MistralAI</text:p>
          </table:table-cell>
        </table:table-row>
        <table:table-row table:style-name="ro1">
          <table:table-cell office:value-type="string" calcext:value-type="string">
            <text:p>model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table:style-name="ce3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eed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table:style-name="ce3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emperature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table:style-name="ce3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responseFormat</text:p>
          </table:table-cell>
          <table:table-cell table:style-name="ce4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3"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numKeep</text:p>
          </table:table-cell>
          <table:table-cell table:style-name="ce4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numPredict</text:p>
          </table:table-cell>
          <table:table-cell table:style-name="ce4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topK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topP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table:style-name="ce3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fsZ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typicalP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repeatLastN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repeatPenalty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resencePenalty</text:p>
          </table:table-cell>
          <table:table-cell table:number-columns-repeated="2" office:value-type="string" calcext:value-type="string">
            <text:p>Y</text:p>
          </table:table-cell>
          <table:table-cell table:style-name="ce3"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frequencyPenalty</text:p>
          </table:table-cell>
          <table:table-cell table:number-columns-repeated="2" office:value-type="string" calcext:value-type="string">
            <text:p>Y</text:p>
          </table:table-cell>
          <table:table-cell table:style-name="ce3"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top</text:p>
          </table:table-cell>
          <table:table-cell table:style-name="ce4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3"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irostat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irostatTau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irostatEta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enalizeNewline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numa</text:p>
          </table:table-cell>
          <table:table-cell table:style-name="ce4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numCtx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numBatch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numGqa</text:p>
          </table:table-cell>
          <table:table-cell table:style-name="ce4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numGpu</text:p>
          </table:table-cell>
          <table:table-cell table:style-name="ce4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ainGpu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lowVram</text:p>
          </table:table-cell>
          <table:table-cell table:style-name="ce4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f16KV</text:p>
          </table:table-cell>
          <table:table-cell table:style-name="ce4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logitsAll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vocabOnly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useMmap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useMlock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mbeddingOnly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ropeFrequencyBase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ropeFrequencyScale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numThread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axTokens</text:p>
          </table:table-cell>
          <table:table-cell table:number-columns-repeated="2" table:style-name="ce4" office:value-type="string" calcext:value-type="string">
            <text:p>N</text:p>
          </table:table-cell>
          <table:table-cell table:number-columns-repeated="2" table:style-name="ce3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3"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logitBias</text:p>
          </table:table-cell>
          <table:table-cell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3"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functions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3"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functionCall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3"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3"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afeMode</text:p>
          </table:table-cell>
          <table:table-cell table:number-columns-repeated="2" table:style-name="ce4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style-name="ce3" office:value-type="string" calcext:value-type="string">
            <text:p>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6">00/00/0000</text:date>, <text:time style:data-style-name="N2" text:time-value="21:55:28.34869524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5T19:04:51.271521357</meta:creation-date>
    <dc:date>2024-02-06T21:56:04.614401997</dc:date>
    <meta:editing-duration>PT29M4S</meta:editing-duration>
    <meta:editing-cycles>5</meta:editing-cycles>
    <meta:generator>LibreOffice/7.6.4.1$Linux_X86_64 LibreOffice_project/60$Build-1</meta:generator>
    <meta:document-statistic meta:table-count="1" meta:cell-count="215" meta:object-count="0"/>
  </office:meta>
</office:document-meta>
</file>